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line-height="100%"/>
    </style:style>
    <style:style style:name="P2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3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4" style:family="paragraph" style:parent-style-name="Heading_20_4">
      <style:paragraph-properties fo:margin-top="0.423cm" fo:margin-bottom="0.071cm" style:contextual-spacing="false" fo:line-height="100%" fo:keep-together="auto" fo:keep-with-next="auto"/>
    </style:style>
    <style:style style:name="P5" style:family="paragraph" style:parent-style-name="Heading_20_1" style:master-page-name="Standard">
      <style:paragraph-properties fo:margin-top="0.847cm" fo:margin-bottom="0.212cm" style:contextual-spacing="false" fo:line-height="100%" fo:keep-together="auto" style:page-number="1" fo:keep-with-next="auto"/>
      <style:text-properties fo:font-size="23pt" fo:font-weight="bold" style:font-size-asian="23pt" style:font-weight-asian="bold" style:font-size-complex="23pt"/>
    </style:style>
    <style:style style:name="P6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7" style:family="paragraph" style:parent-style-name="Heading_20_4">
      <style:paragraph-properties fo:margin-top="0.423cm" fo:margin-bottom="0.071cm" style:contextual-spacing="false" fo:line-height="100%" fo:keep-together="auto" fo:keep-with-next="auto"/>
      <style:text-properties fo:color="#000000" loext:opacity="100%" fo:font-size="11pt" fo:font-weight="bold" style:font-size-asian="11pt" style:font-weight-asian="bold" style:font-size-complex="11pt"/>
    </style:style>
    <style:style style:name="P8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9" style:family="paragraph" style:parent-style-name="Standard" style:list-style-name="WWNum5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0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1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2" style:family="paragraph" style:parent-style-name="Standard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5" style:family="paragraph" style:parent-style-name="Standard" style:list-style-name="WWNum4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6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7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1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0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1" style:family="paragraph" style:parent-style-name="Standard" style:list-style-name="WWNum2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22" style:family="paragraph" style:parent-style-name="Standard" style:list-style-name="WWNum3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23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24" style:family="paragraph" style:parent-style-name="Standard" style:list-style-name="WWNum3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5" style:family="paragraph" style:parent-style-name="Standard" style:list-style-name="WWNum3">
      <style:paragraph-properties fo:margin-left="2.54cm" fo:margin-right="0cm" fo:margin-top="0cm" fo:margin-bottom="0.423cm" style:contextual-spacing="false" fo:line-height="100%" fo:text-indent="-0.635cm" style:auto-text-indent="false"/>
    </style:style>
    <style:style style:name="P26" style:family="paragraph" style:parent-style-name="Standard">
      <style:paragraph-properties fo:margin-top="0.423cm" fo:margin-bottom="0.423cm" style:contextual-spacing="false" fo:line-height="100%"/>
      <style:text-properties fo:font-weight="bold" style:font-weight-asian="bold"/>
    </style:style>
    <style:style style:name="P27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/>
      <style:text-properties fo:font-weight="bold" style:font-weight-asian="bold"/>
    </style:style>
    <style:style style:name="P28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/>
      <style:text-properties fo:font-weight="bold" style:font-weight-asian="bold"/>
    </style:style>
    <style:style style:name="P29" style:family="paragraph" style:parent-style-name="Standard">
      <style:text-properties officeooo:rsid="00199b58" officeooo:paragraph-rsid="00199b58"/>
    </style:style>
    <style:style style:name="T1" style:family="text">
      <style:text-properties fo:font-weight="bold" style:font-weight-asian="bold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00" loext:opacity="100%" fo:font-size="11pt" fo:font-weight="bold" style:font-size-asian="11pt" style:font-weight-asian="bold" style:font-size-complex="11pt"/>
    </style:style>
    <style:style style:name="T4" style:family="text">
      <style:text-properties fo:color="#000000" loext:opacity="100%" fo:font-size="13pt" fo:font-weight="bold" style:font-size-asian="13pt" style:font-weight-asian="bold" style:font-size-complex="13pt"/>
    </style:style>
    <style:style style:name="T5" style:family="text">
      <style:text-properties fo:color="#188038" loext:opacity="100%" style:font-name="Roboto Mono" style:font-name-asian="Roboto Mono1" style:font-name-complex="Roboto Mono1"/>
    </style:style>
    <style:style style:name="T6" style:family="text">
      <style:text-properties fo:color="#188038" loext:opacity="100%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7" style:family="text">
      <style:text-properties fo:color="#188038" loext:opacity="100%" style:font-name="Roboto Mono" fo:font-size="17pt" fo:font-weight="bold" style:font-name-asian="Roboto Mono1" style:font-size-asian="17pt" style:font-weight-asian="bold" style:font-name-complex="Roboto Mono1" style:font-size-complex="17pt"/>
    </style:style>
    <style:style style:name="T8" style:family="text">
      <style:text-properties fo:color="#188038" loext:opacity="100%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9" style:family="text">
      <style:text-properties fo:color="#188038" loext:opacity="100%" style:font-name="Roboto Mono" fo:font-weight="bold" style:font-name-asian="Roboto Mono1" style:font-weight-asian="bold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yiaolot02l3"/>Documentação Técnica: Agente de Análise de Notas Fiscais</text:p>
      <text:p text:style-name="P1"><text:span text:style-name="T1">Versão:</text:span> 1.0 <text:span text:style-name="T1">Data:</text:span> 20 de Junho de 2025</text:p>
      <text:p text:style-name="P6"><text:bookmark text:name="_l4fyis4ifeup"/>1. Visão Geral</text:p>
      <text:p text:style-name="P1">Este documento detalha a arquitetura, instalação, configuração e funcionamento da aplicação "Agente de Análise de Notas Fiscais". A aplicação consiste em um agente de Inteligência Artificial construído com LangChain e o LLM Gemini do Google, capaz de responder a perguntas em linguagem natural sobre dados contidos em arquivos CSV de notas fiscais.</text:p>
      <text:p text:style-name="P1">A interface web é construída com Streamlit e a aplicação é servida em um ambiente de produção usando Apache como proxy reverso.</text:p>
      <text:p text:style-name="P7"><text:bookmark text:name="_rbvc0tv2jvqv"/>Pilha Tecnológica (Technology Stack)</text:p>
      <text:list text:style-name="WWNum5">
        <text:list-item>
          <text:p text:style-name="P9"><text:span text:style-name="T1">Linguagem:</text:span> Python 3.12</text:p>
        </text:list-item>
        <text:list-item>
          <text:p text:style-name="P10"><text:span text:style-name="T1">Análise de Dados:</text:span> Pandas</text:p>
        </text:list-item>
        <text:list-item>
          <text:p text:style-name="P10"><text:span text:style-name="T1">Orquestração de IA:</text:span> LangChain</text:p>
        </text:list-item>
        <text:list-item>
          <text:p text:style-name="P10"><text:span text:style-name="T1">Modelo de Linguagem (LLM):</text:span> Google Gemini</text:p>
        </text:list-item>
        <text:list-item>
          <text:p text:style-name="P10"><text:span text:style-name="T1">Interface Web:</text:span> Streamlit</text:p>
        </text:list-item>
        <text:list-item>
          <text:p text:style-name="P10"><text:span text:style-name="T1">Servidor Web:</text:span> Apache2</text:p>
        </text:list-item>
        <text:list-item>
          <text:p text:style-name="P11"><text:span text:style-name="T1">Gerenciador de Processos:</text:span> systemd</text:p>
        </text:list-item>
      </text:list>
      <text:p text:style-name="P6"><text:bookmark text:name="_3yflpu5in0ao"/>2. Pré-requisitos do Servidor</text:p>
      <text:list text:style-name="WWNum1">
        <text:list-item>
          <text:p text:style-name="P12">Um servidor com sistema operacional baseado em Debian/Ubuntu (ex: Ubuntu 22.04 LTS).</text:p>
        </text:list-item>
        <text:list-item>
          <text:p text:style-name="P13">Acesso root ou um usuário com privilégios <text:span text:style-name="T5">sudo</text:span>.</text:p>
        </text:list-item>
        <text:list-item>
          <text:p text:style-name="P13">Python 3.10 ou superior instalado.</text:p>
        </text:list-item>
        <text:list-item>
          <text:p text:style-name="P14">O pacote <text:span text:style-name="T5">python3-venv</text:span> para criação de ambientes virtuais.</text:p>
        </text:list-item>
      </text:list>
      <text:p text:style-name="P6"><text:bookmark text:name="_8llc5y2wkkit"/>3. Guia de Instalação e Configuração (Deployment)</text:p>
      <text:p text:style-name="P8"><text:bookmark text:name="_l9zdjlwxdkix"/>3.1. Preparação do Ambiente Python</text:p>
      <text:p text:style-name="P1">Primeiro, crie um diretório para o projeto e um ambiente virtual para isolar as dependências.</text:p>
      <text:p text:style-name="Standard">Bash</text:p>
      <text:p text:style-name="Standard"># Crie a pasta do projeto e entre nela</text:p>
      <text:p text:style-name="Standard">mkdir ~/analise_nf &amp;&amp; cd ~/analise_nf</text:p>
      <text:p text:style-name="Standard"/>
      <text:p text:style-name="Standard"><text:soft-page-break/># Crie um ambiente virtual chamado 'venv'</text:p>
      <text:p text:style-name="Standard">python3 -m venv venv</text:p>
      <text:p text:style-name="Standard"/>
      <text:p text:style-name="Standard"># Ative o ambiente virtual</text:p>
      <text:p text:style-name="Standard">source venv/bin/activate</text:p>
      <text:p text:style-name="Standard"/>
      <text:p text:style-name="P1">Crie um arquivo <text:span text:style-name="T5">requirements.txt</text:span> com as bibliotecas necessárias:</text:p>
      <text:p text:style-name="Standard">Bash</text:p>
      <text:p text:style-name="Standard">nano requirements.txt</text:p>
      <text:p text:style-name="Standard"/>
      <text:p text:style-name="P1">Cole o seguinte conteúdo:</text:p>
      <text:p text:style-name="Standard">Plaintext</text:p>
      <text:p text:style-name="Standard">streamlit</text:p>
      <text:p text:style-name="Standard">pandas</text:p>
      <text:p text:style-name="Standard">langchain</text:p>
      <text:p text:style-name="Standard">langchain-google-genai</text:p>
      <text:p text:style-name="Standard">langchain-community</text:p>
      <text:p text:style-name="Standard">langchain-experimental</text:p>
      <text:p text:style-name="Standard">tabulate</text:p>
      <text:p text:style-name="Standard"/>
      <text:p text:style-name="P1">Salve o arquivo e instale as dependências:</text:p>
      <text:p text:style-name="Standard">Bash</text:p>
      <text:p text:style-name="Standard">pip install -r requirements.txt</text:p>
      <text:p text:style-name="Standard"/>
      <text:p text:style-name="P1">Coloque o código da aplicação em um arquivo <text:span text:style-name="T5">app.py</text:span> dentro deste diretório.</text:p>
      <text:p text:style-name="P3"><text:bookmark text:name="_j7mjvjytr6xm"/><text:span text:style-name="T4">3.2. Configuração do Serviço de Aplicação (</text:span><text:span text:style-name="T6">systemd</text:span><text:span text:style-name="T4">)</text:span></text:p>
      <text:p text:style-name="P1">Para garantir que a aplicação rode continuamente, criamos um serviço <text:span text:style-name="T5">systemd</text:span>.</text:p>
      <text:p text:style-name="P1"><text:span text:style-name="T1">Caminho do arquivo:</text:span> <text:span text:style-name="T5">/etc/systemd/system/streamlit_nf.service</text:span></text:p>
      <text:p text:style-name="Standard">Ini, TOML</text:p>
      <text:p text:style-name="Standard">[Unit]</text:p>
      <text:p text:style-name="Standard">Description=Streamlit App for NF Analysis</text:p>
      <text:p text:style-name="Standard">After=network.target</text:p>
      <text:p text:style-name="Standard"/>
      <text:p text:style-name="Standard">[Service]</text:p>
      <text:p text:style-name="Standard"># Mude 'ubuntu' para o seu usuário que não é root</text:p>
      <text:p text:style-name="Standard">User=ubuntu</text:p>
      <text:p text:style-name="Standard"><text:soft-page-break/>Group=ubuntu</text:p>
      <text:p text:style-name="Standard"># Caminho absoluto para a pasta da sua aplicação</text:p>
      <text:p text:style-name="Standard">WorkingDirectory=/home/ubuntu/analise_nf</text:p>
      <text:p text:style-name="Standard"># Caminho absoluto para o executável do Streamlit dentro do venv</text:p>
      <text:p text:style-name="Standard">ExecStart=/home/ubuntu/analise_nf/venv/bin/streamlit run app.py --server.port=8501 --server.headless=true</text:p>
      <text:p text:style-name="Standard"/>
      <text:p text:style-name="Standard">Restart=always</text:p>
      <text:p text:style-name="Standard"/>
      <text:p text:style-name="Standard">[Install]</text:p>
      <text:p text:style-name="Standard">WantedBy=multi-user.target</text:p>
      <text:p text:style-name="Standard"/>
      <text:p text:style-name="P26">Comandos para gerenciar o serviço:</text:p>
      <text:p text:style-name="Standard">Bash</text:p>
      <text:p text:style-name="Standard"># Recarregar, iniciar e habilitar o serviço na inicialização</text:p>
      <text:p text:style-name="Standard">sudo systemctl daemon-reload</text:p>
      <text:p text:style-name="Standard">sudo systemctl start streamlit_nf.service</text:p>
      <text:p text:style-name="Standard">sudo systemctl enable streamlit_nf.service</text:p>
      <text:p text:style-name="Standard"/>
      <text:p text:style-name="Standard"># Comando para verificar o status</text:p>
      <text:p text:style-name="Standard">sudo systemctl status streamlit_nf.service</text:p>
      <text:p text:style-name="Standard"/>
      <text:p text:style-name="P8"><text:bookmark text:name="_3f66x4936pcy"/>3.3. Configuração do Apache como Proxy Reverso</text:p>
      <text:p text:style-name="P1">O Apache atuará como porta de entrada, encaminhando o tráfego para a aplicação Streamlit.</text:p>
      <text:p text:style-name="P26">1. Habilitar Módulos Necessários:</text:p>
      <text:p text:style-name="Standard">Bash</text:p>
      <text:p text:style-name="Standard">sudo a2enmod proxy</text:p>
      <text:p text:style-name="Standard">sudo a2enmod proxy_http</text:p>
      <text:p text:style-name="Standard">sudo a2enmod proxy_wstunnel</text:p>
      <text:p text:style-name="Standard">sudo a2enmod rewrite</text:p>
      <text:p text:style-name="Standard">sudo a2enmod headers</text:p>
      <text:p text:style-name="Standard"/>
      <text:p text:style-name="P1"><text:span text:style-name="T1">2. Criar Arquivo de Virtual Host:</text:span> <text:span text:style-name="T1">Caminho do arquivo:</text:span> <text:span text:style-name="T5">/etc/apache2/sites-available/streamlit_nf.conf</text:span></text:p>
      <text:p text:style-name="Standard">Apache</text:p>
      <text:p text:style-name="Standard">&lt;VirtualHost *:80&gt;</text:p>
      <text:p text:style-name="Standard"><text:s text:c="4"/>ServerName seu_dominio.com # Substitua pelo seu domínio ou IP</text:p>
      <text:p text:style-name="Standard"/>
      <text:p text:style-name="Standard"><text:soft-page-break/><text:s text:c="4"/>RewriteEngine On</text:p>
      <text:p text:style-name="Standard"/>
      <text:p text:style-name="Standard"><text:s text:c="4"/># Regra para encaminhar conexões WebSocket (essencial para Streamlit)</text:p>
      <text:p text:style-name="Standard"><text:s text:c="4"/>RewriteCond %{HTTP:Upgrade} =websocket [NC]</text:p>
      <text:p text:style-name="Standard"><text:s text:c="4"/>RewriteRule /(.*) ws://127.0.0.1:8501/$1 [P,L]</text:p>
      <text:p text:style-name="Standard"/>
      <text:p text:style-name="Standard"><text:s text:c="4"/># Regra para encaminhar todo o tráfego HTTP restante</text:p>
      <text:p text:style-name="Standard"><text:s text:c="4"/>ProxyPass / http://127.0.0.1:8501/</text:p>
      <text:p text:style-name="Standard"><text:s text:c="4"/>ProxyPassReverse / http://127.0.0.1:8501/</text:p>
      <text:p text:style-name="Standard"/>
      <text:p text:style-name="Standard"><text:s text:c="4"/>ProxyPreserveHost On</text:p>
      <text:p text:style-name="Standard"><text:s text:c="4"/>RequestHeader set "X-Forwarded-Proto" "http"</text:p>
      <text:p text:style-name="Standard"/>
      <text:p text:style-name="Standard"><text:s text:c="4"/>ErrorLog ${APACHE_LOG_DIR}/streamlit_error.log</text:p>
      <text:p text:style-name="Standard"><text:s text:c="4"/>CustomLog ${APACHE_LOG_DIR}/streamlit_access.log combined</text:p>
      <text:p text:style-name="Standard">&lt;/VirtualHost&gt;</text:p>
      <text:p text:style-name="Standard"/>
      <text:p text:style-name="P26">3. Habilitar o Site e Reiniciar:</text:p>
      <text:p text:style-name="Standard">Bash</text:p>
      <text:p text:style-name="Standard">sudo a2ensite streamlit_nf.conf</text:p>
      <text:p text:style-name="Standard">sudo systemctl restart apache2</text:p>
      <text:p text:style-name="Standard"/>
      <text:p text:style-name="P2"><text:bookmark text:name="_6wbcsp52fe5o"/><text:span text:style-name="T2">4. Análise Detalhada do Código (</text:span><text:span text:style-name="T7">app.py</text:span><text:span text:style-name="T2">)</text:span></text:p>
      <text:p text:style-name="P1">O código é estruturado em três partes: funções de backend, lógica da interface web e a interação do chat.</text:p>
      <text:p text:style-name="P7"><text:bookmark text:name="_gogx3g4jvsxv"/>Importações</text:p>
      <text:p text:style-name="Standard">Python</text:p>
      <text:p text:style-name="Standard">import streamlit as st</text:p>
      <text:p text:style-name="Standard">import pandas as pd</text:p>
      <text:p text:style-name="Standard">from langchain_google_genai import ChatGoogleGenerativeAI</text:p>
      <text:p text:style-name="Standard">from langchain.agents.agent_types import AgentType</text:p>
      <text:p text:style-name="Standard"># O agente de pandas agora reside em langchain_experimental</text:p>
      <text:p text:style-name="Standard">from langchain_experimental.agents.agent_toolkits import create_pandas_dataframe_agent</text:p>
      <text:p text:style-name="Standard"/>
      <text:p text:style-name="P1">Importamos as bibliotecas necessárias, com destaque para a nova localização do <text:span text:style-name="T5">create_pandas_dataframe_agent</text:span>.</text:p>
      <text:p text:style-name="P4"><text:bookmark text:name="_tn1zzg31nl5q"/><text:span text:style-name="T3">Função </text:span><text:span text:style-name="T8">carregar_e_preparar_dados()</text:span></text:p>
      <text:p text:style-name="P1">Esta função é responsável pelo ETL (Extract, Transform, Load) inicial.</text:p>
      <text:list text:style-name="WWNum4">
        <text:list-item>
          <text:p text:style-name="P15"><text:soft-page-break/><text:span text:style-name="T1">Extração:</text:span> Carrega os dois arquivos CSV usando <text:span text:style-name="T5">pd.read_csv</text:span>.</text:p>
        </text:list-item>
        <text:list-item>
          <text:p text:style-name="P27">Transformação:</text:p>
          <text:list>
            <text:list-item>
              <text:p text:style-name="P17">Busca automaticamente por uma coluna-chave em comum (ex: 'CHAVE DE ACESSO') a partir de uma lista pré-definida de candidatas. Essa abordagem torna o código mais robusto a pequenas variações nos nomes das colunas.</text:p>
            </text:list-item>
            <text:list-item>
              <text:p text:style-name="P17">Converte colunas de data para o formato <text:span text:style-name="T5">datetime</text:span> do Pandas para permitir consultas temporais.</text:p>
            </text:list-item>
            <text:list-item>
              <text:p text:style-name="P17">Usa <text:span text:style-name="T5">pd.merge()</text:span> com <text:span text:style-name="T5">how='left'</text:span> para unir os dois DataFrames. Cada linha de item é enriquecida com as informações do cabeçalho da sua respectiva nota.</text:p>
            </text:list-item>
          </text:list>
        </text:list-item>
        <text:list-item>
          <text:p text:style-name="P16"><text:span text:style-name="T1">Carga:</text:span> Retorna o DataFrame unificado, que servirá como a única "fonte da verdade" para o agente.</text:p>
        </text:list-item>
      </text:list>
      <text:p text:style-name="P4"><text:bookmark text:name="_txp4llgqi6qr"/><text:span text:style-name="T3">Função </text:span><text:span text:style-name="T8">criar_agente()</text:span></text:p>
      <text:p text:style-name="P1">O coração da lógica de IA.</text:p>
      <text:list text:style-name="WWNum2">
        <text:list-item>
          <text:p text:style-name="P18">Instancia o LLM <text:span text:style-name="T5">ChatGoogleGenerativeAI</text:span>, passando a chave da API e configurando <text:span text:style-name="T5">temperature=0</text:span> para obter respostas mais factuais e menos criativas.</text:p>
        </text:list-item>
        <text:list-item>
          <text:p text:style-name="P19">Chama <text:span text:style-name="T5">create_pandas_dataframe_agent</text:span>, que é a fábrica de agentes da LangChain.</text:p>
          <text:list>
            <text:list-item>
              <text:p text:style-name="P20"><text:span text:style-name="T5">llm</text:span>: O cérebro que vai interpretar as perguntas e gerar código.</text:p>
            </text:list-item>
            <text:list-item>
              <text:p text:style-name="P20"><text:span text:style-name="T5">df</text:span>: O DataFrame (a "planilha") que o agente irá analisar.</text:p>
            </text:list-item>
            <text:list-item>
              <text:p text:style-name="P20"><text:span text:style-name="T5">verbose=True</text:span>: Faz com que o agente "pense em voz alta" no terminal do servidor, mostrando o código que ele está gerando. Essencial para depuração.</text:p>
            </text:list-item>
            <text:list-item>
              <text:p text:style-name="P20"><text:span text:style-name="T5">allow_dangerous_code=True</text:span>: Parâmetro de segurança obrigatório, pois a premissa do agente é executar código Python gerado dinamicamente.</text:p>
            </text:list-item>
            <text:list-item>
              <text:p text:style-name="P21"><text:span text:style-name="T5">handle_parsing_errors=True</text:span>: Ajuda o agente a se recuperar caso o LLM gere uma resposta mal formatada.</text:p>
            </text:list-item>
          </text:list>
        </text:list-item>
      </text:list>
      <text:p text:style-name="P7"><text:bookmark text:name="_sgghu16ce9s4"/>Lógica da Interface Streamlit</text:p>
      <text:list text:style-name="WWNum3">
        <text:list-item>
          <text:p text:style-name="P22"><text:span text:style-name="T9">st.sidebar</text:span>: Usada para manter a interface principal limpa. A configuração da chave de API e o upload dos arquivos são feitos na barra lateral.</text:p>
        </text:list-item>
        <text:list-item>
          <text:p text:style-name="P23"><text:span text:style-name="T9">st.session_state</text:span>: Mecanismo crucial do Streamlit para manter a persistência de dados entre as interações do usuário. Usamos para armazenar o agente (<text:span text:style-name="T5">agent_executor</text:span>) e o histórico do chat (<text:span text:style-name="T5">messages</text:span>). Isso evita o custo de recarregar os arquivos e recriar o agente a cada pergunta feita.</text:p>
        </text:list-item>
        <text:list-item>
          <text:p text:style-name="P28">Fluxo de Interação:</text:p>
          <text:list>
            <text:list-item>
              <text:p text:style-name="P24">A aplicação espera pela chave da API e pelos dois arquivos.</text:p>
            </text:list-item>
            <text:list-item>
              <text:p text:style-name="P24">Assim que fornecidos, as funções <text:span text:style-name="T5">carregar_e_preparar_dados</text:span> e <text:span text:style-name="T5">criar_agente</text:span> são chamadas. O agente criado é armazenado em <text:span text:style-name="T5">st.session_state.agent_executor</text:span>.</text:p>
            </text:list-item>
            <text:list-item>
              <text:p text:style-name="P24">A interface de chat (<text:span text:style-name="T5">st.chat_input</text:span>) aguarda a pergunta do usuário.</text:p>
            </text:list-item>
            <text:list-item>
              <text:p text:style-name="P24">Quando uma pergunta é feita, ela é adicionada ao histórico e enviada ao agente através de <text:span text:style-name="T5">agent_executor.invoke()</text:span>.</text:p>
            </text:list-item>
            <text:list-item>
              <text:p text:style-name="P24">Um <text:span text:style-name="T5">prompt</text:span> aprimorado é enviado, adicionando contexto para ajudar o agente a entender melhor sua função.</text:p>
            </text:list-item>
            <text:list-item>
              <text:p text:style-name="P25">A resposta do agente é exibida na tela e também adicionada ao histórico para manter o contexto da conversa.</text:p>
            </text:list-item>
          </text:list>
        </text:list-item>
      </text:list>
      <text:p text:style-name="Standard"/>
      <text:p text:style-name="P29"><text:soft-page-break/>Pedidos/Perguntas e Respostas Obtidas</text:p>
      <text:p text:style-name="P29"/>
      <text:p text:style-name="P29">Pedidos/Perguntas : Qual o fornecedor com maior valor total de notas?</text:p>
      <text:p text:style-name="P29">Resposta: </text:p>
      <text:p text:style-name="P29">COMPANHIA BRASILEIRA DE EDUC. E SIST. DE ENS. S.A - PR OP</text:p>
      <text:p text:style-name="P29"/>
      <text:p text:style-name="P29">Pedidos/Perguntas : Qual o fornecedor com menor valor total de notas ?</text:p>
      <text:p text:style-name="P29">Reposta: </text:p>
      <text:p text:style-name="P29">O fornecedor com menor valor total de notas é C.</text:p>
      <text:p text:style-name="P29"/>
      <text:p text:style-name="P29">Pedidos/Perguntas : Liste os 3 maiores fornecedores de notas</text:p>
      <text:p text:style-name="P29">Resposta: </text:p>
      <text:p text:style-name="P29">Os três maiores fornecedores são:</text:p>
      <text:p text:style-name="P29">V CALDI PEREIRA PECAS E SERVICOS DIESEL: R$ 750</text:p>
      <text:p text:style-name="P29">COMPANHIA BRASILEIRA DE EDUC. E SIST. DE ENS. S.A - PR OP: R$ 370</text:p>
      <text:p text:style-name="P29">MOSKO LTDA EPP: R$ 120</text:p>
      <text:p text:style-name="P29"/>
      <text:p text:style-name="P29">Pedidos/Perguntas : Liste 4 notas aleatorias</text:p>
      <text:p text:style-name="P29">Resposta:</text:p>
      <text:p text:style-name="P29">As quatro notas fiscais aleatórias são:</text:p>
      <text:p text:style-name="P29">Nota 1: RAZÃO SOCIAL EMITENTE_x: B, VALOR TOTAL: 250 Nota 2: RAZÃO SOCIAL EMITENTE_x: A, VALOR TOTAL: 150 Nota 3: RAZÃO SOCIAL EMITENTE_x: C, VALOR TOTAL: 70 Nota 4: RAZÃO SOCIAL EMITENTE_x: B, VALOR TOTAL: 300</text:p>
      <text:p text:style-name="P29"/>
      <text:p text:style-name="P29">Pedidos/Perguntas : Qual o maior valor de nota emitida?</text:p>
      <text:p text:style-name="P29">Resposta:</text:p>
      <text:p text:style-name="P29">O maior valor de nota emitida é 522.5. A resposta anterior estava incorreta porque estava considerando apenas os valores totais das linhas, e não o valor total de cada nota fiscal. A coluna VALOR TOTAL representa o valor total de cada item da nota, não o valor total da nota. Para obter o valor total da nota, seria necessário agregar os valores da coluna VALOR TOTAL para cada nota fiscal única, identificada por uma chave como CHAVE DE ACESSO_x.</text:p>
      <text:p text:style-name="P29"/>
      <text:p text:style-name="P29">Pedidos/Perguntas : Você consegue listar os impostos da nota com maior valor ?</text:p>
      <text:p text:style-name="P29">Resposta:</text:p>
      <text:p text:style-name="P29">Não é possível listar os impostos da nota com maior valor, pois a tabela fornecida não contém informações sobre a composição de impostos das notas fiscais. A tabela apenas apresenta o valor total de cada not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6-24T15:41:40.529570158</dc:date>
    <dc:creator>Tiago Rafael Cintra</dc:creator>
    <meta:editing-duration>PT8M59S</meta:editing-duration>
    <meta:editing-cycles>1</meta:editing-cycles>
    <meta:document-statistic meta:table-count="0" meta:image-count="0" meta:object-count="0" meta:page-count="6" meta:paragraph-count="160" meta:word-count="1273" meta:character-count="8645" meta:non-whitespace-character-count="7516"/>
  </office:meta>
</office:document-meta>
</file>